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1300000095DEFEFE3818BB3FD9.png" manifest:media-type="image/png"/>
  <manifest:file-entry manifest:full-path="Pictures/100002010000017A0000006A62066A5495D9A9D9.png" manifest:media-type="image/png"/>
  <manifest:file-entry manifest:full-path="Pictures/100002010000002D0000002E88A09AFD287256C2.png" manifest:media-type="image/png"/>
  <manifest:file-entry manifest:full-path="Pictures/1000020100000031000000381A4C178631D8C6C0.png" manifest:media-type="image/png"/>
  <manifest:file-entry manifest:full-path="Pictures/100002010000002D0000002E3A3A91615B0D747D.png" manifest:media-type="image/png"/>
  <manifest:file-entry manifest:full-path="Pictures/100002010000002500000028943FC2CE8116EBAD.png" manifest:media-type="image/png"/>
  <manifest:file-entry manifest:full-path="Pictures/100002010000062000000021587115BCF69DB08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A7" style:family="table-cell">
      <style:table-cell-properties fo:padding="0cm" fo:border="none"/>
    </style:style>
    <style:style style:name="EuropassCVPersonalInformation.B7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fo:keep-together="always"/>
    </style:style>
    <style:style style:name="EuropassCVPersonalInformation.A8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1.106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7" style:family="table-row">
      <style:table-row-properties style:min-row-height="0.7cm" fo:keep-together="always"/>
    </style:style>
    <style:style style:name="Table1.B7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 loext:contextual-spacing="false"/>
    </style:style>
    <style:style style:name="P4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LeftHeading">
      <style:text-properties fo:font-variant="normal" fo:text-transform="none"/>
    </style:style>
    <style:style style:name="P6" style:family="paragraph" style:parent-style-name="_5f_ECV_5f_LanguageHeading">
      <style:text-properties fo:text-transform="uppercase"/>
    </style:style>
    <style:style style:name="P7" style:family="paragraph" style:parent-style-name="_5f_ECV_5f_PersonalInfoHeading">
      <style:text-properties fo:font-variant="normal" fo:text-transform="none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_5f_ECV_5f_NameField">
      <style:text-properties officeooo:rsid="0016a868" officeooo:paragraph-rsid="0016a868"/>
    </style:style>
    <style:style style:name="P10" style:family="paragraph" style:parent-style-name="_5f_ECV_5f_SectionDetails">
      <style:text-properties officeooo:rsid="0016f768" officeooo:paragraph-rsid="0016f768"/>
    </style:style>
    <style:style style:name="P11" style:family="paragraph" style:parent-style-name="_5f_ECV_5f_SectionBullet" style:list-style-name="_5f_ECV_5f_CV_5f_Bullets"/>
    <style:style style:name="P12" style:family="paragraph" style:parent-style-name="_5f_ECV_5f_SectionBullet" style:list-style-name="_5f_ECV_5f_CV_5f_Bullets">
      <style:text-properties officeooo:rsid="0016f768" officeooo:paragraph-rsid="0016f768"/>
    </style:style>
    <style:style style:name="P13" style:family="paragraph" style:parent-style-name="_5f_ECV_5f_LanguageLevel">
      <style:text-properties fo:font-variant="normal" fo:text-transform="none" officeooo:rsid="0016f768" officeooo:paragraph-rsid="0016f768"/>
    </style:style>
    <style:style style:name="P14" style:family="paragraph" style:parent-style-name="_5f_ECV_5f_BlueBox">
      <style:text-properties officeooo:paragraph-rsid="0016a868"/>
    </style:style>
    <style:style style:name="P15" style:family="paragraph" style:parent-style-name="_5f_ECV_5f_BlueBox">
      <style:paragraph-properties fo:text-align="center" style:justify-single-word="false"/>
      <style:text-properties fo:font-size="13pt" officeooo:rsid="0016a868" officeooo:paragraph-rsid="0016a868" style:font-size-asian="11.3500003814697pt" style:font-size-complex="13pt"/>
    </style:style>
    <style:style style:name="P16" style:family="paragraph" style:parent-style-name="_5f_ECV_5f_BlueBox" style:list-style-name="_5f_ECV_5f_CV_5f_Bullets">
      <style:paragraph-properties fo:text-align="center" style:justify-single-word="false"/>
      <style:text-properties fo:font-size="13pt" officeooo:rsid="0016a868" officeooo:paragraph-rsid="0016a868" style:font-size-asian="11.3500003814697pt" style:font-size-complex="13pt"/>
    </style:style>
    <style:style style:name="P17" style:family="paragraph" style:parent-style-name="_5f_ECV_5f_BlueBox">
      <style:text-properties officeooo:paragraph-rsid="0016f768"/>
    </style:style>
    <style:style style:name="P18" style:family="paragraph" style:parent-style-name="_5f_ECV_5f_LanguageName">
      <style:text-properties officeooo:rsid="0016f768" officeooo:paragraph-rsid="0016f768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officeooo:rsid="0016a868"/>
    </style:style>
    <style:style style:name="T8" style:family="text">
      <style:text-properties fo:font-size="11pt" officeooo:rsid="0016a868" style:font-size-asian="9.60000038146973pt" style:font-size-complex="11pt"/>
    </style:style>
    <style:style style:name="T9" style:family="text">
      <style:text-properties fo:font-size="11pt" officeooo:rsid="0016f768" style:font-size-asian="9.60000038146973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">PERSONAL INFORMATION</text:p>
          </table:table-cell>
          <table:table-cell table:style-name="EuropassCVPersonalInformation.A1" office:value-type="string">
            <text:p text:style-name="P9">Tihomir Taskov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/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_5f_ECV_5f_LeftHeading"/>
          </table:table-cell>
          <table:table-cell table:style-name="EuropassCVPersonalInformation.B3" office:value-type="string">
            <text:p text:style-name="_5f_ECV_5f_ContactDetails"/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<text:span text:style-name="_5f_ECV_5f_ContactDetails"><text:s/></text:span><draw:frame draw:style-name="fr2" draw:name="graphics14" text:anchor-type="as-char" svg:width="0.351cm" svg:height="0.36cm" draw:z-index="4"><draw:image xlink:href="Pictures/100002010000002D0000002E88A09AFD287256C2.png" xlink:type="simple" xlink:show="embed" xlink:actuate="onLoad"/></draw:frame> <text:span text:style-name="T7">0878767214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2"><draw:image xlink:href="Pictures/1000020100000031000000381A4C178631D8C6C0.png" xlink:type="simple" xlink:show="embed" xlink:actuate="onLoad"/></draw:frame> <text:span text:style-name="_5f_ECV_5f_InternetLink"><text:span text:style-name="T7">tihokibertron@gmail.com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draw:frame draw:style-name="fr3" draw:name="graphics7" text:anchor-type="char" svg:x="0cm" svg:y="0cm" svg:width="0.349cm" svg:height="0.356cm" draw:z-index="0"><draw:image xlink:href="Pictures/100002010000002D0000002E3A3A91615B0D747D.png" xlink:type="simple" xlink:show="embed" xlink:actuate="onLoad"/></draw:frame> 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draw:frame draw:style-name="fr3" draw:name="graphics8" text:anchor-type="char" svg:x="0cm" svg:y="0cm" svg:width="0.349cm" svg:height="0.377cm" draw:z-index="1"><draw:image xlink:href="Pictures/100002010000002500000028943FC2CE8116EBAD.png" xlink:type="simple" xlink:show="embed" xlink:actuate="onLoad"/></draw:frame><text:span text:style-name="_5f_ECV_5f_HeadingContactDetails"/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Sex</text:span> <text:span text:style-name="_5f_ECV_5f_ContactDetails"><text:span text:style-name="T7">Male </text:span></text:span><text:span text:style-name="_5f_ECV_5f_HeadingContactDetails">| Date of birth</text:span> <text:span text:style-name="T7">21</text:span><text:span text:style-name="_5f_ECV_5f_ContactDetails">/</text:span><text:span text:style-name="_5f_ECV_5f_ContactDetails"><text:span text:style-name="T7">12</text:span></text:span><text:span text:style-name="_5f_ECV_5f_ContactDetails">/</text:span><text:span text:style-name="_5f_ECV_5f_ContactDetails"><text:span text:style-name="T7">1993</text:span></text:span> <text:span text:style-name="_5f_ECV_5f_HeadingContactDetails">| Nationality</text:span> <text:span text:style-name="_5f_ECV_5f_ContactDetails"><text:span text:style-name="T7">Bulgarian</text:span></text:span> 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_5f_ECV_5f_LeftHeading">JOB APPLIED FOR</text:p>
            <text:p text:style-name="_5f_ECV_5f_LeftHeading">POSITION</text:p>
            <text:p text:style-name="_5f_ECV_5f_LeftHeading">PREFERRED JOB</text:p>
            <text:p text:style-name="_5f_ECV_5f_LeftHeading">STUDIES APPLIED FOR</text:p>
            <text:p text:style-name="_5f_ECV_5f_LeftHeading">personal statement</text:p>
          </table:table-cell>
          <table:table-cell table:style-name="EuropassCV_5f_OccupationalField.A1" office:value-type="string">
            <text:p text:style-name="P9">Telerik Software Academy</text:p>
          </table:table-cell>
        </table:table-row>
      </table:table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">WORK EXPERIENCE</text:p>
          </table:table-cell>
          <table:table-cell table:style-name="EuropassCV_5f_WorkExperienceTitle.B1" office:value-type="string">
            <text:p text:style-name="P15">R&amp;D Engineer, Electronics, Haldane Systems, 1 year</text:p>
          </table:table-cell>
        </table:table-row>
      </table:table>
      <text:p text:style-name="_5f_ECV_5f_Comments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_5f_ECV_5f_Date">Replace with dates (from - to)</text:p>
          </table:table-cell>
          <table:table-cell table:style-name="EuropassCV_5f_WorkExperience_5f_1.A1" office:value-type="string">
            <text:p text:style-name="P15">R&amp;D Engineer 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5">Haldane Systems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6072279641551675772" text:style-name="_5f_ECV_5f_CV_5f_Bullets">
              <text:list-item>
                <text:p text:style-name="P16">Electronics</text:p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Business or sector</text:span> <text:span text:style-name="_5f_ECV_5f_ContactDetails"><text:span text:style-name="T7">Automation and energy efficiency</text:span></text:span> 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">EDUCATION AND TRAINING</text:p>
          </table:table-cell>
          <table:table-cell table:style-name="EuropassCV_5f_Education_26_TrainingTitle.B1" office:value-type="string">
            <text:p text:style-name="P14"><text:span text:style-name="T8">Communication and <text:s/>electronics, B.Sc., Physics Faculty, Sofia University</text:span><draw:frame draw:style-name="fr4" draw:name="graphics10" text:anchor-type="as-char" svg:y="0cm" svg:width="13.3cm" svg:height="0.52cm" draw:z-index="6"><draw:image xlink:href="Pictures/100002010000062000000021587115BCF69DB08D.png" xlink:type="simple" xlink:show="embed" xlink:actuate="onLoad"/></draw:frame> </text:p>
          </table:table-cell>
        </table:table-row>
      </table:table>
      <text:p text:style-name="_5f_ECV_5f_Comments"/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5">PERSONAL SKILLS</text:p>
          </table:table-cell>
          <table:table-cell table:style-name="EuropassCV_5f_PersonalSkillsTitle.B1" office:value-type="string">
            <text:p text:style-name="_5f_ECV_5f_BlueBox"><draw:frame draw:style-name="fr5" draw:name="graphics11" text:anchor-type="as-char" svg:width="13.3cm" svg:height="0.25cm" draw:z-index="5"><draw:image xlink:href="Pictures/100002010000062000000021587115BCF69DB08D.png" xlink:type="simple" xlink:show="embed" xlink:actuate="onLoad"/></draw:frame><text:span text:style-name="T9">Quick reading, easily learning new terminology, pragmatic</text:span> </text:p>
          </table:table-cell>
        </table:table-row>
      </table:table>
      <text:p text:style-name="_5f_ECV_5f_Comments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P10">Bulgarian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6">UNDERSTANDING </text:p>
          </table:table-cell>
          <table:covered-table-cell/>
          <table:table-cell table:style-name="Table1.D3" table:number-columns-spanned="2" office:value-type="string">
            <text:p text:style-name="P6">SPEAKING </text:p>
          </table:table-cell>
          <table:covered-table-cell/>
          <table:table-cell table:style-name="Table1.D3" office:value-type="string">
            <text:p text:style-name="P6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 </text:p>
          </table:table-cell>
          <table:table-cell table:style-name="Table1.C4" office:value-type="string">
            <text:p text:style-name="_5f_ECV_5f_LanguageSubHeading">Reading </text:p>
          </table:table-cell>
          <table:table-cell table:style-name="Table1.C4" office:value-type="string">
            <text:p text:style-name="_5f_ECV_5f_LanguageSubHeading">Spoken interaction </text:p>
          </table:table-cell>
          <table:table-cell table:style-name="Table1.C4" office:value-type="string">
            <text:p text:style-name="_5f_ECV_5f_LanguageSubHeading">Spoken production 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P18">English</text:p>
          </table:table-cell>
          <table:table-cell table:style-name="Table1.B5" office:value-type="string">
            <text:p text:style-name="P13">C2</text:p>
          </table:table-cell>
          <table:table-cell table:style-name="Table1.C5" office:value-type="string">
            <text:p text:style-name="P13">C2</text:p>
          </table:table-cell>
          <table:table-cell table:style-name="Table1.D5" office:value-type="string">
            <text:p text:style-name="P13">C2</text:p>
          </table:table-cell>
          <table:table-cell table:style-name="Table1.E5" office:value-type="string">
            <text:p text:style-name="P13">C2</text:p>
          </table:table-cell>
          <table:table-cell table:style-name="Table1.F5" office:value-type="string">
            <text:p text:style-name="P13">C2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P17"><text:span text:style-name="T8">Certificate of Proficiency in <text:s/>English, </text:span><text:span text:style-name="T9">C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7" table:number-columns-spanned="5" office:value-type="string">
            <text:p text:style-name="_5f_ECV_5f_LanguageExplanation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Common European Framework of Reference for Languages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list xml:id="list31486580" text:style-name="_5f_ECV_5f_CV_5f_Bullets">
              <text:list-item>
                <text:h text:style-name="P12" text:outline-level="1">Precise, complete, and detailed explanations and arguments, gained in an academic environment</text:h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list xml:id="list31502865" text:style-name="_5f_ECV_5f_CV_5f_Bullets">
              <text:list-item>
                <text:h text:style-name="P12" text:outline-level="1">Prioritising architectural and design decisions adaptable to market conditions</text:h>
              </text:list-item>
            </text:list>
          </table:table-cell>
        </table:table-row>
      </table:table>
      <text:p text:style-name="_5f_ECV_5f_Text"/>
      <text:p text:style-name="_5f_ECV_5f_Text"/>
      <text:p text:style-name="P8"/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Driving licence</text:p>
          </table:table-cell>
          <table:table-cell table:style-name="EuropassCV_5f_DrivingLicence.A1" office:value-type="string">
            <text:p text:style-name="P10">Category</text:p>
            <text:p text:style-name="_5f_ECV_5f_SectionDetails">B</text:p>
          </table:table-cell>
        </table:table-row>
      </table:table>
      <text:p text:style-name="_5f_ECV_5f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 loext:contextual-spacing="false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DEFEFE3818BB3FD9.png" xlink:type="simple" xlink:show="embed" xlink:actuate="onLoad"/></draw:frame> <text:tab/>Curriculum Vitae</text:p>
      </style:header>
      <style:header-left>
        <text:p text:style-name="Header"/>
      </style:header-left>
      <style:footer>
        <text:p text:style-name="MP2"><text:tab/> <text:span text:style-name="MT1">© European Union, 2002-2015 | europass.cedefop.europa.eu <text:tab/>Page</text:span> <text:span text:style-name="MT1"><text:page-number text:select-page="current">1</text:page-number></text:span><text:span text:style-name="MT1"> / </text:span><text:span text:style-name="MT1"><text:page-count>1</text:page-count></text:span><text:span text:style-name="MT1"> </text:span></text:p>
      </style:footer>
    </style:master-page>
    <style:master-page style:name="SmallerHeader" style:page-layout-name="Mpm2">
      <style:header>
        <text:p text:style-name="_5f_ECV_5f_CurriculumVitae_5f_NextPages"><draw:frame draw:style-name="Mfr1" draw:name="graphics9" text:anchor-type="paragraph" svg:width="2.76cm" svg:height="0.801cm" draw:z-index="0"><draw:image xlink:href="Pictures/100002010000017A0000006A62066A5495D9A9D9.png" xlink:type="simple" xlink:show="embed" xlink:actuate="onLoad"/></draw:frame> <text:tab/> <text:span text:style-name="MT2">Curriculum Vitae<text:tab/> </text:span><text:span text:style-name="MT3">Replace with First name(s) Surname(s)</text:span> </text:p>
      </style:header>
      <style:footer>
        <text:p text:style-name="MP2"><text:tab/> <text:span text:style-name="MT1">© European Union, 2002-2015 | europass.cedefop.europa.eu <text:tab/>Page</text:span> <text:span text:style-name="MT1"><text:page-number text:select-page="current">2</text:page-number></text:span><text:span text:style-name="MT1"> / </text:span><text:span text:style-name="MT1"><text:page-count>1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<draw:frame draw:style-name="Mfr1" draw:name="graphics4" text:anchor-type="paragraph" svg:width="4.491cm" svg:height="1.3cm" draw:z-index="0"><draw:image xlink:href="Pictures/100002010000021300000095DEFEFE3818BB3FD9.png" xlink:type="simple" xlink:show="embed" xlink:actuate="onLoad"/></draw:frame> <text:tab/> <text:span text:style-name="MT2">Curriculum Vitae<text:tab/> </text:span><text:span text:style-name="MT4">Replace with First name(s) Surname(s)</text:span> </text:p>
      </style:header>
      <style:footer>
        <text:p text:style-name="Footer_20_left"><text:span text:style-name="MT5">© European Union, 2002-2013 | http://europass.cedefop.europa.eu<text:tab/> <text:tab/>Page</text:span> <text:span text:style-name="MT5"><text:page-number text:select-page="current">0</text:page-number></text:span><text:span text:style-name="MT5"> </text:span><text:span text:style-name="MT5">/ </text:span><text:span text:style-name="MT5"><text:page-count>1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6-09-30T17:51:06.535000000</dc:date>
    <meta:generator>LibreOffice/5.2.2.2$Windows_x86 LibreOffice_project/8f96e87c890bf8fa77463cd4b640a2312823f3ad</meta:generator>
    <dc:description>Europass CV</dc:description>
    <meta:keyword>Europass, CV, Cedefop</meta:keyword>
    <dc:subject>Europass CV</dc:subject>
    <dc:title>Europass CV</dc:title>
    <meta:editing-duration>PT12M38S</meta:editing-duration>
    <meta:editing-cycles>7</meta:editing-cycles>
    <meta:document-statistic meta:table-count="10" meta:image-count="9" meta:object-count="0" meta:page-count="1" meta:paragraph-count="55" meta:word-count="202" meta:character-count="1666" meta:non-whitespace-character-count="1317"/>
    <meta:user-defined meta:name="Editor">Cedefop Europass Team</meta:user-defined>
    <meta:user-defined meta:name="Owner">Cedefop Europass Team</meta:user-defined>
  </office:meta>
</office:document-meta>
</file>